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2008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3.511in"/>
    </style:style>
    <style:style style:name="co16" style:family="table-column">
      <style:table-column-properties fo:break-before="auto" style:column-width="0.2035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0.9854in"/>
    </style:style>
    <style:style style:name="co22" style:family="table-column">
      <style:table-column-properties fo:break-before="auto" style:column-width="1.1945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7602in"/>
    </style:style>
    <style:style style:name="co25" style:family="table-column">
      <style:table-column-properties fo:break-before="auto" style:column-width="2.6953in"/>
    </style:style>
    <style:style style:name="co26" style:family="table-column">
      <style:table-column-properties fo:break-before="auto" style:column-width="4.0126in"/>
    </style:style>
    <style:style style:name="co27" style:family="table-column">
      <style:table-column-properties fo:break-before="auto" style:column-width="1.5453in"/>
    </style:style>
    <style:style style:name="co28" style:family="table-column">
      <style:table-column-properties fo:break-before="auto" style:column-width="1.5902in"/>
    </style:style>
    <style:style style:name="co29" style:family="table-column">
      <style:table-column-properties fo:break-before="auto" style:column-width="0.9571in"/>
    </style:style>
    <style:style style:name="co30" style:family="table-column">
      <style:table-column-properties fo:break-before="auto" style:column-width="1.6075in"/>
    </style:style>
    <style:style style:name="co31" style:family="table-column">
      <style:table-column-properties fo:break-before="auto" style:column-width="1.4547in"/>
    </style:style>
    <style:style style:name="co32" style:family="table-column">
      <style:table-column-properties fo:break-before="auto" style:column-width="3.7307in"/>
    </style:style>
    <style:style style:name="co33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41" style:family="table-cell" style:parent-style-name="Default">
      <style:table-cell-properties fo:background-color="#ff0000"/>
      <style:text-properties fo:color="#ffffff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6f9d4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ce139"/>
        <table:table-column table:style-name="co3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5" table:default-cell-style-name="ce139"/>
        <table:table-column table:style-name="co2" table:number-columns-repeated="51" table:default-cell-style-name="ce139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43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ell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8" table:number-columns-repeated="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4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10 for Timers</text:p>
          </table:table-cell>
          <table:table-cell table:number-columns-repeated="5"/>
          <table:table-cell table:style-name="ce139" table:number-columns-repeated="11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42" office:value-type="string" calcext:value-type="string">
            <text:p>Byte 0</text:p>
          </table:table-cell>
          <table:table-cell table:style-name="ce139" table:number-columns-repeated="2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5"/>
          <table:table-cell table:style-name="ce16" office:value-type="string" calcext:value-type="string" table:number-columns-spanned="4" table:number-rows-spanned="1">
            <text:p>Index</text:p>
          </table:table-cell>
          <table:covered-table-cell table:number-columns-repeated="3" table:style-name="ce18" office:value-type="float" office:value="0" calcext:value-type="float">
            <text:p>0</text:p>
          </table:covered-table-cell>
          <table:table-cell table:style-name="ce19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1" office:value-type="string" calcext:value-type="string">
            <text:p>I</text:p>
          </table:covered-table-cell>
          <table:table-cell table:style-name="ce139" table:number-columns-repeated="2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5"/>
          <table:table-cell table:number-columns-repeated="4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Instruction is simple height cell or it is the first cell of a multiple cells instruction</text:p>
          </table:table-cell>
          <table:table-cell table:style-name="ce164" table:number-columns-repeated="5"/>
        </table:table-row>
        <table:table-row table:style-name="ro1">
          <table:table-cell table:number-columns-repeated="13"/>
          <table:table-cell table:style-name="ce139" office:value-type="string" calcext:value-type="string">
            <text:p>x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Secon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Thir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Four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Fif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 table:style-name="ce139" office:value-type="string" calcext:value-type="string">
            <text:p>x</text:p>
          </table:table-cell>
          <table:table-cell table:style-name="ce164"/>
          <table:table-cell table:style-name="ce164" office:value-type="string" calcext:value-type="string">
            <text:p>Second column for a multiple columns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  <table:table-cell/>
          <table:table-cell table:style-name="ce139" table:number-columns-repeated="4"/>
          <table:table-cell table:style-name="ce164" table:number-columns-repeated="7"/>
        </table:table-row>
        <table:table-row table:style-name="ro1">
          <table:table-cell table:number-columns-repeated="6"/>
          <table:table-cell table:style-name="ce155"/>
          <table:table-cell table:number-columns-repeated="6"/>
          <table:table-cell table:style-name="ce139" table:number-columns-repeated="11"/>
        </table:table-row>
        <table:table-row table:style-name="ro1">
          <table:table-cell table:number-columns-repeated="6"/>
          <table:table-cell table:style-name="ce155"/>
          <table:table-cell table:number-columns-repeated="1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9 for Counters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Not used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16"/>
        </table:table-row>
      </table:table>
      <table:table table:name="Instruction Codes" table:style-name="ta1">
        <office:forms form:automatic-focus="false" form:apply-design-mode="false"/>
        <table:table-column table:style-name="co9" table:default-cell-style-name="ce139"/>
        <table:table-column table:style-name="co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39"/>
        <table:table-column table:style-name="co2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table:style-name="ce41" office:value-type="string" calcext:value-type="string">
            <text:p>Instructions missing</text:p>
          </table:table-cell>
          <table:table-cell table:style-name="ce42"/>
          <table:table-cell table:style-name="ce41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RAN</text:p>
          </table:table-cell>
          <table:table-cell office:value-type="string" calcext:value-type="string">
            <text:p>only REAL</text:p>
          </table:table-cell>
          <table:table-cell/>
          <table:table-cell office:value-type="string" calcext:value-type="string">
            <text:p>Random value generato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FIFO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 table:number-rows-repeated="10482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office:forms form:automatic-focus="false" form:apply-design-mode="false"/>
        <table:table-column table:style-name="co2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office:value-type="string" calcext:value-type="string">
            <text:p>Integer constant val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Real 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(min real) KR(max real)</text:p>
          </table:table-cell>
          <table:table-cell office:value-type="string" calcext:value-type="string">
            <text:p>Real Constant value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2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8" table:number-columns-repeated="2" table:default-cell-style-name="ce181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Default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ce197"/>
        <table:table-column table:style-name="co8" table:number-columns-repeated="159" table:default-cell-style-name="Default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ce185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Default"/>
        <table:table-column table:style-name="co8" table:default-cell-style-name="ce184"/>
        <table:table-column table:style-name="co8" table:number-columns-repeated="17" table:default-cell-style-name="ce140"/>
        <table:table-column table:style-name="co8" table:number-columns-repeated="2" table:default-cell-style-name="Default"/>
        <table:table-column table:style-name="co8" table:number-columns-repeated="9" table:default-cell-style-name="ce140"/>
        <table:table-column table:style-name="co8" table:default-cell-style-name="Default"/>
        <table:table-column table:style-name="co8" table:number-columns-repeated="3" table:default-cell-style-name="ce140"/>
        <table:table-column table:style-name="co8" table:number-columns-repeated="2" table:default-cell-style-name="Default"/>
        <table:table-column table:style-name="co8" table:number-columns-repeated="16" table:default-cell-style-name="ce140"/>
        <table:table-column table:style-name="co8" table:number-columns-repeated="2" table:default-cell-style-name="ce181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table:table-column table:style-name="co32" table:default-cell-style-name="Default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2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hardware" table:style-name="ta1">
        <table:shapes>
          <draw:frame draw:z-index="0" draw:name="Image 3" draw:style-name="gr1" draw:text-style-name="P1" svg:width="7.4142in" svg:height="3.2736in" svg:x="1.3913in" svg:y="0.5276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1.1984in" svg:y="4.0252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839in" svg:y="1.0024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2" table:number-columns-repeated="7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</table:table-row>
        <table:table-row table:style-name="ro1" table:number-rows-repeated="189">
          <table:table-cell table:number-columns-repeated="7"/>
        </table:table-row>
        <table:table-row table:style-name="ro5" table:number-rows-repeated="10">
          <table:table-cell/>
          <table:table-cell table:style-name="ce87"/>
          <table:table-cell table:number-columns-repeated="5"/>
        </table:table-row>
        <table:table-row table:style-name="ro5" table:number-rows-repeated="9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1:32:44.2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0-24T12:09:39.194000000</dc:date>
    <meta:editing-duration>P38DT4H31M13S</meta:editing-duration>
    <meta:editing-cycles>204</meta:editing-cycles>
    <meta:generator>LibreOffice/6.4.4.2$Windows_X86_64 LibreOffice_project/3d775be2011f3886db32dfd395a6a6d1ca2630ff</meta:generator>
    <meta:document-statistic meta:table-count="8" meta:cell-count="1829" meta:object-count="5"/>
  </office:meta>
</office:document-meta>
</file>